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automatic-styles>
    <style:style style:name="Table1" style:family="table">
      <style:table-properties style:width="3.125in" fo:margin-left="1.9417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25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3.5243in"/>
    </style:style>
    <style:style style:name="Table2.C" style:family="table-column">
      <style:table-column-properties style:column-width="2.236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8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825in"/>
    </style:style>
    <style:style style:name="Table2.4" style:family="table-row">
      <style:table-row-properties style:min-row-height="1.05in"/>
    </style:style>
    <style:style style:name="P1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wasdee" officeooo:rsid="0004aeb4" officeooo:paragraph-rsid="0004aeb4"/>
    </style:style>
    <style:style style:name="P3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4" style:family="paragraph" style:parent-style-name="Standard"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awasdee" fo:font-size="14pt" fo:font-weight="bold" officeooo:rsid="0005d00f" officeooo:paragraph-rsid="0005d00f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awasdee" fo:font-weight="bold" officeooo:rsid="0005d00f" officeooo:paragraph-rsid="0005d00f" style:font-weight-asian="bold" style:font-weight-complex="bold"/>
    </style:style>
    <style:style style:name="P7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P8" style:family="paragraph" style:parent-style-name="Table_20_Contents">
      <style:text-properties style:font-name="Sawasdee"/>
    </style:style>
    <style:style style:name="P9" style:family="paragraph" style:parent-style-name="Table_20_Contents">
      <style:text-properties style:font-name="Sawasdee" officeooo:rsid="000761aa" officeooo:paragraph-rsid="000761aa"/>
    </style:style>
    <style:style style:name="P10" style:family="paragraph" style:parent-style-name="Table_20_Contents">
      <style:text-properties style:font-name="Sawasdee" officeooo:rsid="00092a69" officeooo:paragraph-rsid="00092a69"/>
    </style:style>
    <style:style style:name="P11" style:family="paragraph" style:parent-style-name="Table_20_Contents">
      <style:text-properties style:font-name="Sawasdee" officeooo:rsid="000b369c" officeooo:paragraph-rsid="000b369c"/>
    </style:style>
    <style:style style:name="P12" style:family="paragraph" style:parent-style-name="Standard">
      <style:text-properties style:font-name="Sawasdee" officeooo:rsid="0004aeb4" officeooo:paragraph-rsid="0004aeb4"/>
    </style:style>
    <style:style style:name="P13" style:family="paragraph" style:parent-style-name="Standard">
      <style:text-properties style:font-name="Sawasdee" officeooo:rsid="00092a69" officeooo:paragraph-rsid="00092a69"/>
    </style:style>
    <style:style style:name="T1" style:family="text">
      <style:text-properties officeooo:rsid="0005d00f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RDV Clien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Date</text:p>
          </table:table-cell>
          <table:table-cell table:style-name="Table1.B1" office:value-type="string">
            <text:p text:style-name="P9">06/11/2023</text:p>
          </table:table-cell>
        </table:table-row>
        <table:table-row>
          <table:table-cell table:style-name="Table1.A2" office:value-type="string">
            <text:p text:style-name="P7">Sprint n°</text:p>
          </table:table-cell>
          <table:table-cell table:style-name="Table1.B2" office:value-type="string">
            <text:p text:style-name="P11">3</text:p>
          </table:table-cell>
        </table:table-row>
        <table:table-row>
          <table:table-cell table:style-name="Table1.A2" office:value-type="string">
            <text:p text:style-name="P7">Groupe</text:p>
          </table:table-cell>
          <table:table-cell table:style-name="Table1.B2" office:value-type="string">
            <text:p text:style-name="P9">Benoir PaiROB</text:p>
          </table:table-cell>
        </table:table-row>
        <table:table-row>
          <table:table-cell table:style-name="Table1.A2" office:value-type="string">
            <text:p text:style-name="P7">PO</text:p>
          </table:table-cell>
          <table:table-cell table:style-name="Table1.B2" office:value-type="string">
            <text:p text:style-name="P9">Emilie Ledoussal</text:p>
          </table:table-cell>
        </table:table-row>
      </table:table>
      <text:p text:style-name="P3"/>
      <text:p text:style-name="P2"/>
      <text:p text:style-name="P2"/>
      <text:p text:style-name="P4"><text:span text:style-name="T1">Attentes</text:span> client</text:p>
      <text:p text:style-name="P2"/>
      <text:p text:style-name="P13">Une vidéo du premier prototype a été présentée à notre client.</text:p>
      <text:p text:style-name="P13"/>
      <text:p text:style-name="P13">Le client souhaite:</text:p>
      <text:p text:style-name="P13">-que le robot fasse moins de 15 kg, Il faudra faire des propositions de matériaux au client la prochaine fois. </text:p>
      <text:p text:style-name="P13">-une démonstation téléguidée à la fin du prochain sprint</text:p>
      <text:p text:style-name="P13">-que le Read me soit completé avec le lien du Taiga, le mode d’emploi et les livrables.</text:p>
      <text:p text:style-name="P13">-les compte-rendu soit renommé avec le numéro du sprint</text:p>
      <text:p text:style-name="P13"/>
      <text:p text:style-name="P2"/>
      <text:p text:style-name="P2"/>
      <text:p text:style-name="P2"/>
      <text:p text:style-name="P2"/>
      <text:p text:style-name="P2"/>
      <text:p text:style-name="P5">Actions à prendr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Echéance prévi. (N° <text:span text:style-name="T2">Sprint</text:span>)</text:p>
          </table:table-cell>
        </table:table-row>
        <table:table-row table:style-name="Table2.2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Etude de la masse du robot</text:p>
          </table:table-cell>
          <table:table-cell table:style-name="Table2.C2" office:value-type="string">
            <text:p text:style-name="P10">1 sprint</text:p>
          </table:table-cell>
        </table:table-row>
        <table:table-row table:style-name="Table2.3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Démonstration téléguidée </text:p>
          </table:table-cell>
          <table:table-cell table:style-name="Table2.C2" office:value-type="string">
            <text:p text:style-name="P10">1 sprint</text:p>
          </table:table-cell>
        </table:table-row>
        <text:soft-page-break/>
        <table:table-row table:style-name="Table2.4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Rédaction du read me </text:p>
          </table:table-cell>
          <table:table-cell table:style-name="Table2.C2" office:value-type="string">
            <text:p text:style-name="P10">1 sprint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1-07T10:40:06.969447654</dc:date>
    <meta:editing-duration>PT18H21M29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2" meta:paragraph-count="26" meta:word-count="112" meta:character-count="636" meta:non-whitespace-character-count="546"/>
  </office:meta>
</office:document-meta>
</file>